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 Sans" svg:font-family="'Nunito Sans', sans-serif"/>
    <style:font-face style:name="Roboto" svg:font-family="Roboto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officeooo:rsid="00347b78" officeooo:paragraph-rsid="00347b78" style:font-size-asian="13pt" style:font-size-complex="13pt"/>
    </style:style>
    <style:style style:name="P3" style:family="paragraph" style:parent-style-name="Table_20_Contents">
      <style:paragraph-properties fo:text-align="justify" style:justify-single-word="false"/>
      <style:text-properties fo:font-variant="normal" fo:text-transform="none" fo:color="#212121" style:font-name="Liberation Serif" fo:font-size="13pt" fo:letter-spacing="normal" fo:font-style="normal" fo:font-weight="normal" officeooo:rsid="0039f38d" officeooo:paragraph-rsid="0039f38d" style:font-size-asian="13pt" style:font-weight-asian="normal" style:font-size-complex="13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3pt" fo:font-weight="normal" officeooo:rsid="00347b78" officeooo:paragraph-rsid="00375906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3pt" fo:font-weight="normal" officeooo:rsid="00375906" officeooo:paragraph-rsid="00375906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Nunito Sans" fo:font-size="13pt" fo:letter-spacing="normal" fo:font-style="normal" style:text-underline-style="none" fo:font-weight="bold" officeooo:paragraph-rsid="002aa6f2" style:text-blinking="false" style:font-size-asian="13pt" style:font-size-complex="13pt"/>
    </style:style>
    <style:style style:name="P7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8" style:family="paragraph" style:parent-style-name="Text_20_body">
      <style:paragraph-properties fo:text-align="justify" style:justify-single-word="false"/>
      <style:text-properties fo:font-size="13pt" officeooo:rsid="00347b78" officeooo:paragraph-rsid="00347b78" style:font-size-asian="13pt" style:font-size-complex="13pt"/>
    </style:style>
    <style:style style:name="P9" style:family="paragraph" style:parent-style-name="Text_20_body">
      <style:paragraph-properties fo:text-align="justify" style:justify-single-word="false"/>
      <style:text-properties fo:font-size="13pt" officeooo:rsid="00341b4c" officeooo:paragraph-rsid="00341b4c" style:font-size-asian="13pt" style:font-size-complex="13pt"/>
    </style:style>
    <style:style style:name="P10" style:family="paragraph" style:parent-style-name="Text_20_body">
      <style:paragraph-properties fo:text-align="justify" style:justify-single-word="false"/>
      <style:text-properties fo:font-size="13pt" officeooo:rsid="003a6263" officeooo:paragraph-rsid="003a6263" style:font-size-asian="13pt" style:font-size-complex="13pt"/>
    </style:style>
    <style:style style:name="P11" style:family="paragraph" style:parent-style-name="Text_20_body">
      <style:paragraph-properties fo:text-align="justify" style:justify-single-word="false"/>
      <style:text-properties fo:font-size="13pt" fo:font-weight="normal" officeooo:paragraph-rsid="002aa6f2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3pt" fo:font-weight="normal" officeooo:rsid="0031d8c3" officeooo:paragraph-rsid="0031d8c3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13pt" fo:font-weight="normal" officeooo:rsid="0034b3e3" officeooo:paragraph-rsid="0034b3e3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size="13pt" fo:font-weight="normal" officeooo:rsid="00322101" officeooo:paragraph-rsid="00322101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size="13pt" fo:font-weight="normal" officeooo:rsid="00361663" officeooo:paragraph-rsid="00361663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13pt" fo:font-weight="bold" officeooo:rsid="002ce5d7" officeooo:paragraph-rsid="002aa6f2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20pt" officeooo:paragraph-rsid="002ce5d7" style:font-size-asian="20pt" style:font-size-complex="20pt"/>
    </style:style>
    <style:style style:name="P18" style:family="paragraph" style:parent-style-name="Table_20_Contents" style:list-style-name="L2">
      <style:paragraph-properties fo:text-align="justify" style:justify-single-word="false"/>
      <style:text-properties fo:font-size="13pt" fo:font-weight="normal" officeooo:rsid="0012c60d" officeooo:paragraph-rsid="00375906" style:font-size-asian="13pt" style:font-weight-asian="normal" style:font-size-complex="13pt" style:font-weight-complex="normal"/>
    </style:style>
    <style:style style:name="P19" style:family="paragraph" style:parent-style-name="Table_20_Contents" style:list-style-name="L2">
      <style:paragraph-properties fo:text-align="justify" style:justify-single-word="false"/>
      <style:text-properties fo:font-size="13pt" fo:font-weight="normal" officeooo:rsid="002589c9" officeooo:paragraph-rsid="00375906" style:font-size-asian="13pt" style:font-weight-asian="normal" style:font-size-complex="13pt" style:font-weight-complex="normal"/>
    </style:style>
    <style:style style:name="P20" style:family="paragraph" style:parent-style-name="Table_20_Contents" style:list-style-name="L2">
      <style:paragraph-properties fo:text-align="justify" style:justify-single-word="false"/>
      <style:text-properties fo:font-size="13pt" fo:font-weight="normal" officeooo:rsid="003476b2" officeooo:paragraph-rsid="00375906" style:font-size-asian="13pt" style:font-weight-asian="normal" style:font-size-complex="13pt" style:font-weight-complex="normal"/>
    </style:style>
    <style:style style:name="P21" style:family="paragraph" style:parent-style-name="Table_20_Contents" style:list-style-name="L2">
      <style:paragraph-properties fo:text-align="justify" style:justify-single-word="false"/>
      <style:text-properties fo:font-size="13pt" fo:font-weight="normal" officeooo:rsid="00347b78" officeooo:paragraph-rsid="00375906" style:font-size-asian="13pt" style:font-weight-asian="normal" style:font-size-complex="13pt" style:font-weight-complex="normal"/>
    </style:style>
    <style:style style:name="P22" style:family="paragraph" style:parent-style-name="Table_20_Contents" style:list-style-name="L1">
      <style:paragraph-properties fo:text-align="justify" style:justify-single-word="false"/>
      <style:text-properties fo:font-size="13pt" fo:font-weight="bold" officeooo:rsid="00375906" officeooo:paragraph-rsid="00375906" style:font-size-asian="13pt" style:font-weight-asian="bold" style:font-size-complex="13pt" style:font-weight-complex="bold"/>
    </style:style>
    <style:style style:name="P23" style:family="paragraph" style:parent-style-name="Table_20_Contents" style:list-style-name="L4">
      <style:paragraph-properties fo:text-align="justify" style:justify-single-word="false"/>
      <style:text-properties fo:font-size="13pt" officeooo:rsid="001820a6" officeooo:paragraph-rsid="0039f38d" style:font-size-asian="13pt" style:font-size-complex="13pt"/>
    </style:style>
    <style:style style:name="P24" style:family="paragraph" style:parent-style-name="Table_20_Contents" style:list-style-name="L4">
      <style:paragraph-properties fo:text-align="justify" style:justify-single-word="false"/>
      <style:text-properties fo:font-size="13pt" officeooo:rsid="0019a1ee" officeooo:paragraph-rsid="0039f38d" style:font-size-asian="13pt" style:font-size-complex="13pt"/>
    </style:style>
    <style:style style:name="P25" style:family="paragraph" style:parent-style-name="Table_20_Contents" style:list-style-name="L4">
      <style:paragraph-properties fo:text-align="justify" style:justify-single-word="false"/>
      <style:text-properties fo:font-size="13pt" officeooo:rsid="001b359b" officeooo:paragraph-rsid="0039f38d" style:font-size-asian="13pt" style:font-size-complex="13pt"/>
    </style:style>
    <style:style style:name="P26" style:family="paragraph" style:parent-style-name="Table_20_Contents" style:list-style-name="L4">
      <style:paragraph-properties fo:text-align="justify" style:justify-single-word="false"/>
      <style:text-properties fo:font-size="13pt" officeooo:rsid="001c5314" officeooo:paragraph-rsid="0039f38d" style:font-size-asian="13pt" style:font-size-complex="13pt"/>
    </style:style>
    <style:style style:name="P27" style:family="paragraph" style:parent-style-name="Table_20_Contents" style:list-style-name="L4">
      <style:paragraph-properties fo:text-align="justify" style:justify-single-word="false"/>
      <style:text-properties fo:font-size="13pt" officeooo:rsid="0020383d" officeooo:paragraph-rsid="0039f38d" style:font-size-asian="13pt" style:font-size-complex="13pt"/>
    </style:style>
    <style:style style:name="P28" style:family="paragraph" style:parent-style-name="Table_20_Contents" style:list-style-name="L4">
      <style:paragraph-properties fo:text-align="justify" style:justify-single-word="false"/>
      <style:text-properties fo:font-size="13pt" officeooo:rsid="00241e6f" officeooo:paragraph-rsid="0039f38d" style:font-size-asian="13pt" style:font-size-complex="13pt"/>
    </style:style>
    <style:style style:name="P29" style:family="paragraph" style:parent-style-name="Table_20_Contents" style:list-style-name="L3">
      <style:paragraph-properties fo:text-align="justify" style:justify-single-word="false"/>
      <style:text-properties fo:font-variant="normal" fo:text-transform="none" fo:color="#212121" style:font-name="Liberation Serif" fo:font-size="13pt" fo:letter-spacing="normal" fo:font-style="normal" fo:font-weight="normal" officeooo:rsid="0016473b" officeooo:paragraph-rsid="00389f82" style:font-size-asian="13pt" style:font-weight-asian="normal" style:font-size-complex="13pt" style:font-weight-complex="normal"/>
    </style:style>
    <style:style style:name="P30" style:family="paragraph" style:parent-style-name="Table_20_Contents" style:list-style-name="L3">
      <style:paragraph-properties fo:text-align="justify" style:justify-single-word="false"/>
      <style:text-properties fo:font-variant="normal" fo:text-transform="none" fo:color="#212121" style:font-name="Liberation Serif" fo:font-size="13pt" fo:letter-spacing="normal" fo:font-style="normal" fo:font-weight="normal" officeooo:rsid="0012c60d" officeooo:paragraph-rsid="00389f82" style:font-size-asian="13pt" style:font-weight-asian="normal" style:font-size-complex="13pt" style:font-weight-complex="normal"/>
    </style:style>
    <style:style style:name="P31" style:family="paragraph" style:parent-style-name="Table_20_Contents" style:list-style-name="L3">
      <style:paragraph-properties fo:text-align="justify" style:justify-single-word="false"/>
      <style:text-properties fo:font-variant="normal" fo:text-transform="none" fo:color="#212121" style:font-name="Liberation Serif" fo:font-size="13pt" fo:letter-spacing="normal" fo:font-style="normal" fo:font-weight="normal" officeooo:rsid="00170349" officeooo:paragraph-rsid="00389f82" style:font-size-asian="13pt" style:font-weight-asian="normal" style:font-size-complex="13pt" style:font-weight-complex="normal"/>
    </style:style>
    <style:style style:name="P32" style:family="paragraph" style:parent-style-name="Table_20_Contents" style:list-style-name="L1">
      <style:paragraph-properties fo:text-align="justify" style:justify-single-word="false"/>
      <style:text-properties fo:font-variant="normal" fo:text-transform="none" fo:color="#212121" style:font-name="Liberation Serif" fo:font-size="13pt" fo:letter-spacing="normal" fo:font-style="normal" fo:font-weight="bold" officeooo:rsid="0039f38d" officeooo:paragraph-rsid="0039f38d" style:font-size-asian="13pt" style:font-weight-asian="bold" style:font-size-complex="13pt" style:font-weight-complex="bold"/>
    </style:style>
    <style:style style:name="P33" style:family="paragraph" style:parent-style-name="Table_20_Contents" style:list-style-name="L3">
      <style:paragraph-properties fo:text-align="justify" style:justify-single-word="false"/>
      <style:text-properties fo:font-variant="normal" fo:text-transform="none" fo:color="#212121" style:font-name="Roboto" fo:font-size="13pt" fo:letter-spacing="normal" fo:font-style="normal" fo:font-weight="normal" officeooo:rsid="00149255" officeooo:paragraph-rsid="00389f82" style:font-size-asian="13pt" style:font-weight-asian="normal" style:font-size-complex="13pt" style:font-weight-complex="normal"/>
    </style:style>
    <style:style style:name="P34" style:family="paragraph" style:parent-style-name="Text_20_body" style:list-style-name="L1">
      <style:paragraph-properties fo:text-align="justify" style:justify-single-word="false"/>
      <style:text-properties fo:font-size="13pt" fo:font-weight="bold" officeooo:rsid="00375906" officeooo:paragraph-rsid="00375906" style:font-size-asian="13pt" style:font-weight-asian="bold" style:font-size-complex="13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ize="13pt" officeooo:rsid="003a6263" officeooo:paragraph-rsid="003a6263" style:font-size-asian="13pt" style:font-size-complex="13pt"/>
    </style:style>
    <style:style style:name="T1" style:family="text">
      <style:text-properties fo:font-variant="normal" fo:text-transform="none" fo:color="#000000" style:text-line-through-style="none" style:text-line-through-type="none" style:font-name="Nunito Sans" fo:letter-spacing="normal" fo:font-style="normal" style:text-underline-style="none" officeooo:rsid="002aa6f2" style:text-blinking="false"/>
    </style:style>
    <style:style style:name="T2" style:family="text">
      <style:text-properties fo:font-variant="normal" fo:text-transform="none" fo:color="#000000" style:text-line-through-style="none" style:text-line-through-type="none" style:font-name="Nunito Sans" fo:letter-spacing="normal" fo:font-style="italic" style:text-underline-style="none" style:text-blinking="false" style:font-style-asian="italic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unito Sans" fo:letter-spacing="normal" fo:font-style="normal" style:text-underline-style="none" fo:font-weight="bold" officeooo:rsid="002aa6f2" style:text-blinking="false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unito Sans" fo:letter-spacing="normal" fo:font-style="normal" style:text-underline-style="none" fo:font-weight="bold" officeooo:rsid="003a6263" style:text-blinking="false" style:font-weight-asian="bold" style:font-weight-complex="bold"/>
    </style:style>
    <style:style style:name="T5" style:family="text">
      <style:text-properties officeooo:rsid="0013e26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2c60d"/>
    </style:style>
    <style:style style:name="T8" style:family="text">
      <style:text-properties officeooo:rsid="002589c9"/>
    </style:style>
    <style:style style:name="T9" style:family="text">
      <style:text-properties officeooo:rsid="0028cda9"/>
    </style:style>
    <style:style style:name="T10" style:family="text">
      <style:text-properties officeooo:rsid="0034b3e3"/>
    </style:style>
    <style:style style:name="T11" style:family="text">
      <style:text-properties officeooo:rsid="00361663"/>
    </style:style>
    <style:style style:name="T12" style:family="text">
      <style:text-properties officeooo:rsid="00375906"/>
    </style:style>
    <style:style style:name="T13" style:family="text">
      <style:text-properties officeooo:rsid="00389f82"/>
    </style:style>
    <style:style style:name="T14" style:family="text">
      <style:text-properties officeooo:rsid="0039f38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8cda9" style:font-weight-asian="bold" style:font-weight-complex="bold"/>
    </style:style>
    <style:style style:name="T17" style:family="text">
      <style:text-properties fo:font-weight="bold" officeooo:rsid="002ce5d7" style:font-weight-asian="bold" style:font-weight-complex="bold"/>
    </style:style>
    <style:style style:name="T18" style:family="text">
      <style:text-properties fo:font-weight="bold" officeooo:rsid="0033b21c" style:font-weight-asian="bold" style:font-weight-complex="bold"/>
    </style:style>
    <style:style style:name="T19" style:family="text">
      <style:text-properties officeooo:rsid="00348f69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17"><text:span text:style-name="T16">Travail de groupe</text:span><text:span text:style-name="T9"> </text:span></text:p>
      <text:p text:style-name="P11"><text:span text:style-name="T4">S</text:span><text:span text:style-name="T3">ujet</text:span><text:span text:style-name="T1">: </text:span><text:span text:style-name="T2">Critiquer le site internet de Kinshasa Digital d'après les notions apprises sur l'UI/UX Design</text:span></text:p>
      <text:p text:style-name="P6"/>
      <text:p text:style-name="P16"/>
      <text:p text:style-name="P8"><text:span text:style-name="T17">I. </text:span><text:span text:style-name="T15">Resultat de UX Research et Process</text:span></text:p>
      <text:p text:style-name="P12">La kinshasa digital voudrait améliorer le trafic sur son site. Alors <text:span text:style-name="T19">il </text:span>nous a été demandé de faire une critique sur ce dernier en se basant sur les notions de UX et UI designer. </text:p>
      <text:p text:style-name="P12">Sur ceux mon équipe et moi <text:span text:style-name="T10">avons procédé de la manière de qui suit : </text:span></text:p>
      <text:p text:style-name="P13">a. <text:span text:style-name="T15">Ux Research</text:span></text:p>
      <text:p text:style-name="P13"><text:tab/>A ce niveau vu que nous av<text:span text:style-name="T11">i</text:span>ons été invité à critiquer le site, nous avons premierement étudier le site de la KD en trois point principaux, <text:span text:style-name="T11">a savoir l’accessiblité, son contenu et son persona visé</text:span> en le comparant avec quelques uns des concurrent dans le domaine sur plan europeen <text:s/>à savoir galadrim, pentalog <text:span text:style-name="T11">et infoset sur le plan africain</text:span> c’est à dire </text:p>
      <text:p text:style-name="P12"/>
      <text:p text:style-name="P14"><text:span text:style-name="T11">b</text:span>. <text:span text:style-name="T18">Analyse </text:span></text:p>
      <text:p text:style-name="P15"><text:span text:style-name="T12">A </text:span>ce niveau, nous avons étudier les resultats des recherches éffectuées par nos équipes <text:s/><text:span text:style-name="T12">dont les résultats se presentent aussi comme étant aussi notre critique :</text:span></text:p>
      <text:list xml:id="list3638684263" text:style-name="L1">
        <text:list-item>
          <text:p text:style-name="P34">Points positifs:</text:p>
        </text:list-item>
      </text:list>
      <text:list xml:id="list4183789997" text:style-name="L2">
        <text:list-item>
          <text:p text:style-name="P18">Très bon référencement <text:span text:style-name="T5">( évalué à 84 % selon LightHouse)</text:span></text:p>
        </text:list-item>
        <text:list-item>
          <text:p text:style-name="P19"><text:span text:style-name="T5">B</text:span>onne accessibilité</text:p>
        </text:list-item>
        <text:list-item>
          <text:p text:style-name="P20">le Contenu est comprehensible</text:p>
        </text:list-item>
        <text:list-item>
          <text:p text:style-name="P20">le site est intuitif</text:p>
        </text:list-item>
        <text:list-item>
          <text:p text:style-name="P20">la structure est claire </text:p>
        </text:list-item>
        <text:list-item>
          <text:p text:style-name="P21">La navigation est assez fluide</text:p>
        </text:list-item>
      </text:list>
      <text:p text:style-name="P4"/>
      <text:list xml:id="list90124409937752" text:continue-list="list3638684263" text:style-name="L1">
        <text:list-item>
          <text:p text:style-name="P22">Points négatifs: </text:p>
        </text:list-item>
      </text:list>
      <text:p text:style-name="P5"><text:tab/></text:p>
      <text:list xml:id="list3660584028" text:style-name="L3">
        <text:list-item>
          <text:p text:style-name="P30">Contraste : Les couleurs d'arrière-plan et de premier plan n'ont pas un rapport de contraste suffisant.</text:p>
        </text:list-item>
        <text:list-item>
          <text:p text:style-name="P30">Le texte à faible contraste est difficile voire impossible à lire pour de nombreux utilisateurs.</text:p>
        </text:list-item>
        <text:list-item>
          <text:p text:style-name="P30"/>
        </text:list-item>
        <text:list-item>
          <text:p text:style-name="P30">Navigation : Ce sont des opportunités pour améliorer la navigation au clavier dans votre application.</text:p>
        </text:list-item>
        <text:list-item>
          <text:p text:style-name="P30"><text:soft-page-break/></text:p>
        </text:list-item>
        <text:list-item>
          <text:p text:style-name="P30">Les éléments d'en-tête ne sont pas dans un ordre séquentiel décroissant</text:p>
        </text:list-item>
        <text:list-item>
          <text:p text:style-name="P30"/>
        </text:list-item>
        <text:list-item>
          <text:p text:style-name="P33"><text:span text:style-name="T7">R</text:span><text:span text:style-name="T6">épétition abusive du bouton «Planifier un appel»</text:span></text:p>
        </text:list-item>
        <text:list-item>
          <text:p text:style-name="P29"/>
        </text:list-item>
        <text:list-item>
          <text:p text:style-name="P29">Mauvaise qualité de certaines images</text:p>
        </text:list-item>
        <text:list-item>
          <text:p text:style-name="P29"/>
        </text:list-item>
        <text:list-item>
          <text:p text:style-name="P29">Sur les appareils mobiles le site devient deux fois plus lent à cause de l’imbrication des images</text:p>
        </text:list-item>
        <text:list-item>
          <text:p text:style-name="P31"/>
        </text:list-item>
        <text:list-item>
          <text:p text:style-name="P31">l’utilisation de <text:span text:style-name="T13">plus de deux</text:span> polices</text:p>
          <text:p text:style-name="P31"/>
        </text:list-item>
      </text:list>
      <text:list xml:id="list90125735077800" text:continue-list="list90124409937752" text:style-name="L1">
        <text:list-item>
          <text:p text:style-name="P32">Proposition</text:p>
        </text:list-item>
      </text:list>
      <text:p text:style-name="P3"/>
      <text:list xml:id="list3253390657" text:style-name="L4">
        <text:list-item>
          <text:p text:style-name="P23">Ajouter une page ‘’A propos’ où on mettra une petite description de l’agence, sa mission, sa vision, sa valeur, son équipe, et ses performances </text:p>
        </text:list-item>
        <text:list-item>
          <text:p text:style-name="P23"/>
        </text:list-item>
        <text:list-item>
          <text:p text:style-name="P23">Les sections 6 et 8 peuvent être fusionnées en une même section et renvoyées dans la page ‘A propos’</text:p>
        </text:list-item>
        <text:list-item>
          <text:p text:style-name="P23"/>
        </text:list-item>
        <text:list-item>
          <text:p text:style-name="P24">Adopter l’arbre des technologies, des Hardskills au lieu de les entasser sur un même endroit </text:p>
        </text:list-item>
        <text:list-item>
          <text:p text:style-name="P24"/>
        </text:list-item>
        <text:list-item>
          <text:p text:style-name="P25">Les témoignages peuvent venir juste après la section ‘’ce que nous avons développés’’</text:p>
        </text:list-item>
        <text:list-item>
          <text:p text:style-name="P24"/>
        </text:list-item>
        <text:list-item>
          <text:p text:style-name="P25">L’ajout d’un blog dans lequel on publie des articles qui feront augmenter le trafic dans le site </text:p>
        </text:list-item>
        <text:list-item>
          <text:p text:style-name="P25"/>
        </text:list-item>
        <text:list-item>
          <text:p text:style-name="P25">Sectionner le footer en deux zones, la deuxième zone en 3 petites zones </text:p>
        </text:list-item>
        <text:list-item>
          <text:p text:style-name="P25"/>
        </text:list-item>
        <text:list-item>
          <text:p text:style-name="P26">Changer le background de la page en y mettant un bon contraste de couleur </text:p>
        </text:list-item>
        <text:list-item>
          <text:p text:style-name="P26"/>
        </text:list-item>
        <text:list-item>
          <text:p text:style-name="P26">Sur les mobiles, les blocs d’images doivent slider en ligne au lieu d’être imbriquées en colonnes</text:p>
        </text:list-item>
        <text:list-item>
          <text:p text:style-name="P26"><text:s/></text:p>
        </text:list-item>
        <text:list-item>
          <text:p text:style-name="P26">Le site doit être bilingue (FR+EN)</text:p>
        </text:list-item>
        <text:list-item>
          <text:p text:style-name="P26"/>
        </text:list-item>
        <text:list-item>
          <text:p text:style-name="P26">Optimiser le site en appliquant les recommandations ci jointes </text:p>
        </text:list-item>
        <text:list-item>
          <text:p text:style-name="P25"/>
        </text:list-item>
        <text:list-item>
          <text:p text:style-name="P26">Utiliser une ou deux polices avec ses variantes </text:p>
        </text:list-item>
        <text:list-item>
          <text:p text:style-name="P27">Exploitation <text:s/>des Réseaux Sociaux pour la campagne publicitaire de l’agence </text:p>
        </text:list-item>
        <text:list-item>
          <text:p text:style-name="P28">Diversifie leurs clients(ex : start-up, business owner , <text:span text:style-name="T8">établissement</text:span> <text:span text:style-name="T8">scolaire</text:span>,et hospitalière) base de données</text:p>
        </text:list-item>
        <text:list-item>
          <text:p text:style-name="P28">Meilleure description de l’agence dans leur site,</text:p>
        </text:list-item>
        <text:list-item>
          <text:p text:style-name="P28">Feed back de leur clients(<text:span text:style-name="T8">témoignages</text:span>)</text:p>
        </text:list-item>
        <text:list-item>
          <text:p text:style-name="P28">Présentation de <text:span text:style-name="T8">l’équipe</text:span> de l’agence</text:p>
        </text:list-item>
        <text:list-item>
          <text:p text:style-name="P26">Le site d<text:span text:style-name="T14">evrait aussi</text:span> être bilingue (FR+EN) </text:p>
        </text:list-item>
      </text:list>
      <text:p text:style-name="P9"><text:soft-page-break/></text:p>
      <text:p text:style-name="P10">c. <text:span text:style-name="T15">Design</text:span></text:p>
      <text:p text:style-name="P10"><text:tab/>Vous trouverez en pièce jointe, le zonning et le wireframe de notre proposition pour la page d’accueil en pièces jointes.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 Sans" svg:font-family="'Nunito Sans', sans-serif"/>
    <style:font-face style:name="Roboto" svg:font-family="Roboto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6:14:06.359250425</meta:creation-date>
    <dc:date>2021-03-22T08:57:02.077909740</dc:date>
    <meta:editing-duration>PT1H23M22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568" meta:character-count="3209" meta:non-whitespace-character-count="2714"/>
  </office:meta>
</office:document-meta>
</file>